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fo:font-style="normal" officeooo:rsid="001000e6" officeooo:paragraph-rsid="001000e6" style:font-style-asian="normal" style:font-style-complex="normal"/>
    </style:style>
    <style:style style:name="P2" style:family="paragraph" style:parent-style-name="Standard">
      <style:paragraph-properties fo:text-align="start" style:justify-single-word="false"/>
      <style:text-properties style:font-name="Century Schoolbook L" fo:font-style="normal" officeooo:rsid="0011f351" officeooo:paragraph-rsid="0011f351" style:font-style-asian="normal" style:font-style-complex="normal"/>
    </style:style>
    <style:style style:name="P3" style:family="paragraph" style:parent-style-name="Standard">
      <style:paragraph-properties fo:text-align="start" style:justify-single-word="false"/>
      <style:text-properties style:font-name="Century Schoolbook L" fo:font-style="normal" officeooo:rsid="0011f351" officeooo:paragraph-rsid="00120d3e" style:font-style-asian="normal" style:font-style-complex="normal"/>
    </style:style>
    <style:style style:name="P4" style:family="paragraph" style:parent-style-name="Standard">
      <style:paragraph-properties fo:text-align="center" style:justify-single-word="false"/>
      <style:text-properties style:font-name="Century Schoolbook L" fo:font-style="normal" officeooo:rsid="0011f351" officeooo:paragraph-rsid="0011f351" style:font-style-asian="normal" style:font-style-complex="normal"/>
    </style:style>
    <style:style style:name="P5" style:family="paragraph" style:parent-style-name="Standard">
      <style:paragraph-properties fo:text-align="start" style:justify-single-word="false"/>
      <style:text-properties style:font-name="Century Schoolbook L" fo:font-style="normal" fo:font-weight="bold" officeooo:rsid="00120d3e" officeooo:paragraph-rsid="00120d3e"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style:font-name="Century Schoolbook L" fo:font-size="12pt" style:font-size-asian="12pt" style:font-size-complex="12pt"/>
    </style:style>
    <style:style style:name="P7" style:family="paragraph" style:parent-style-name="Standard">
      <style:paragraph-properties fo:text-align="center" style:justify-single-word="false"/>
      <style:text-properties style:font-name="Century Schoolbook L" fo:font-size="12pt" style:font-size-asian="12pt" style:font-size-complex="12pt"/>
    </style:style>
    <style:style style:name="P8" style:family="paragraph" style:parent-style-name="Standard">
      <style:paragraph-properties fo:text-align="center" style:justify-single-word="false"/>
      <style:text-properties style:font-name="Century Schoolbook L" officeooo:paragraph-rsid="001000e6"/>
    </style:style>
    <style:style style:name="P9" style:family="paragraph" style:parent-style-name="Standard">
      <style:paragraph-properties fo:text-align="start" style:justify-single-word="false"/>
      <style:text-properties officeooo:paragraph-rsid="00142902"/>
    </style:style>
    <style:style style:name="P10" style:family="paragraph" style:parent-style-name="Standard">
      <style:paragraph-properties fo:text-align="start" style:justify-single-word="false"/>
      <style:text-properties style:font-name="Liberation Serif" fo:font-size="12pt" officeooo:rsid="001000e6" officeooo:paragraph-rsid="001000e6" style:font-size-asian="12pt" style:font-size-complex="12pt"/>
    </style:style>
    <style:style style:name="P11" style:family="paragraph" style:parent-style-name="Standard">
      <style:paragraph-properties fo:text-align="start" style:justify-single-word="false"/>
      <style:text-properties style:font-name="Liberation Serif" fo:font-size="12pt" style:font-size-asian="12pt" style:font-size-complex="12pt"/>
    </style:style>
    <style:style style:name="P12" style:family="paragraph" style:parent-style-name="Standard">
      <style:paragraph-properties fo:text-align="start" style:justify-single-word="false"/>
      <style:text-properties style:font-name="Liberation Serif" fo:font-style="normal" officeooo:rsid="001000e6" officeooo:paragraph-rsid="001000e6" style:font-style-asian="normal" style:font-style-complex="normal"/>
    </style:style>
    <style:style style:name="P13" style:family="paragraph" style:parent-style-name="Standard">
      <style:paragraph-properties fo:text-align="center" style:justify-single-word="false"/>
      <style:text-properties style:font-name="Liberation Serif" fo:font-style="normal" officeooo:rsid="001000e6" officeooo:paragraph-rsid="001000e6" style:font-style-asian="normal" style:font-style-complex="normal"/>
    </style:style>
    <style:style style:name="P14" style:family="paragraph" style:parent-style-name="Standard">
      <style:paragraph-properties fo:text-align="start" style:justify-single-word="false"/>
      <style:text-properties style:font-name="Liberation Serif" fo:font-style="normal" officeooo:rsid="0011f351" officeooo:paragraph-rsid="00120d3e" style:font-style-asian="normal" style:font-style-complex="normal"/>
    </style:style>
    <style:style style:name="P15" style:family="paragraph" style:parent-style-name="Standard">
      <style:paragraph-properties fo:text-align="start" style:justify-single-word="false"/>
      <style:text-properties style:font-name="Liberation Serif" fo:font-style="normal" fo:font-weight="bold" officeooo:rsid="00120d3e" officeooo:paragraph-rsid="00120d3e"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font-name="Liberation Serif" fo:font-style="normal" fo:font-weight="bold" officeooo:rsid="00142902" officeooo:paragraph-rsid="00142902"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style:font-name="Liberation Serif" officeooo:rsid="0011f351" officeooo:paragraph-rsid="0011f351"/>
    </style:style>
    <style:style style:name="P18" style:family="paragraph" style:parent-style-name="Standard" style:list-style-name="L3">
      <style:paragraph-properties fo:text-align="start" style:justify-single-word="false"/>
      <style:text-properties style:font-name="Liberation Serif" officeooo:rsid="00142902" officeooo:paragraph-rsid="00142902"/>
    </style:style>
    <style:style style:name="P19" style:family="paragraph" style:parent-style-name="Standard">
      <style:paragraph-properties fo:text-align="start" style:justify-single-word="false"/>
      <style:text-properties style:font-name="Liberation Serif" officeooo:rsid="00142902" officeooo:paragraph-rsid="00142902"/>
    </style:style>
    <style:style style:name="P20" style:family="paragraph" style:parent-style-name="Standard">
      <style:paragraph-properties fo:text-align="start" style:justify-single-word="false"/>
      <style:text-properties style:font-name="Courier 10 Pitch" fo:font-style="normal" fo:font-weight="bold" officeooo:rsid="00120d3e" officeooo:paragraph-rsid="00120d3e"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Courier 10 Pitch" fo:font-style="normal" fo:font-weight="bold" officeooo:rsid="00142902" officeooo:paragraph-rsid="00142902" style:font-style-asian="normal" style:font-weight-asian="bold" style:font-style-complex="normal" style:font-weight-complex="bold"/>
    </style:style>
    <style:style style:name="P22" style:family="paragraph" style:parent-style-name="Footer">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tyle="normal" style:font-style-asian="normal" style:font-style-complex="normal"/>
    </style:style>
    <style:style style:name="T3" style:family="text">
      <style:text-properties fo:font-style="normal" officeooo:rsid="001000e6" style:font-style-asian="normal" style:font-style-complex="normal"/>
    </style:style>
    <style:style style:name="T4" style:family="text">
      <style:text-properties style:text-position="sub 58%"/>
    </style:style>
    <style:style style:name="T5" style:family="text">
      <style:text-properties style:text-position="sub 58%" fo:font-style="normal" style:font-style-asian="normal" style:font-style-complex="normal"/>
    </style:style>
    <style:style style:name="T6" style:family="text">
      <style:text-properties style:text-position="sub 58%" fo:font-weight="normal" officeooo:rsid="0011f351" style:font-weight-asian="normal" style:font-weight-complex="normal"/>
    </style:style>
    <style:style style:name="T7" style:family="text">
      <style:text-properties style:text-position="0% 100%"/>
    </style:style>
    <style:style style:name="T8" style:family="text">
      <style:text-properties style:text-position="0% 100%" fo:font-style="normal" style:font-style-asian="normal" style:font-style-complex="normal"/>
    </style:style>
    <style:style style:name="T9" style:family="text">
      <style:text-properties style:text-position="0% 100%" fo:font-style="normal" fo:font-weight="normal" style:font-style-asian="normal" style:font-weight-asian="normal" style:font-style-complex="normal" style:font-weight-complex="normal"/>
    </style:style>
    <style:style style:name="T10" style:family="text">
      <style:text-properties style:text-position="0% 100%" style:font-name="Liberation Serif1"/>
    </style:style>
    <style:style style:name="T11"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2" style:family="text">
      <style:text-properties style:text-position="0% 100%" style:font-name="Liberation Serif1" fo:font-weight="normal" style:font-weight-asian="normal" style:font-weight-complex="normal"/>
    </style:style>
    <style:style style:name="T13" style:family="text">
      <style:text-properties style:text-position="0% 100%" style:font-name="Liberation Serif"/>
    </style:style>
    <style:style style:name="T14" style:family="text">
      <style:text-properties style:text-position="0% 100%" style:font-name="Liberation Serif" fo:font-style="normal" fo:font-weight="bold" officeooo:rsid="00142902" style:font-style-asian="normal" style:font-weight-asian="bold" style:font-style-complex="normal" style:font-weight-complex="bold"/>
    </style:style>
    <style:style style:name="T15" style:family="text">
      <style:text-properties style:text-position="0% 100%" style:font-name="Liberation Serif" fo:font-weight="normal" style:font-weight-asian="normal" style:font-weight-complex="normal"/>
    </style:style>
    <style:style style:name="T16" style:family="text">
      <style:text-properties style:text-position="0% 100%" fo:font-style="italic" style:font-style-asian="italic" style:font-style-complex="italic"/>
    </style:style>
    <style:style style:name="T17" style:family="text">
      <style:text-properties style:text-position="0% 100%" fo:font-style="italic" officeooo:rsid="00120d3e" style:font-style-asian="italic" style:font-style-complex="italic"/>
    </style:style>
    <style:style style:name="T18" style:family="text">
      <style:text-properties style:text-position="0% 100%" fo:font-style="italic" fo:font-weight="normal" style:font-style-asian="italic" style:font-weight-asian="normal" style:font-style-complex="italic" style:font-weight-complex="normal"/>
    </style:style>
    <style:style style:name="T19" style:family="text">
      <style:text-properties style:text-position="0% 100%" fo:font-style="italic" fo:font-weight="normal" officeooo:rsid="0011f351" style:font-style-asian="italic" style:font-weight-asian="normal" style:font-style-complex="italic" style:font-weight-complex="normal"/>
    </style:style>
    <style:style style:name="T20" style:family="text">
      <style:text-properties style:text-position="0% 100%" fo:font-weight="normal" style:font-weight-asian="normal" style:font-weight-complex="normal"/>
    </style:style>
    <style:style style:name="T21" style:family="text">
      <style:text-properties style:text-position="0% 100%" fo:font-weight="normal" officeooo:rsid="0011f351" style:font-weight-asian="normal" style:font-weight-complex="normal"/>
    </style:style>
    <style:style style:name="T22" style:family="text">
      <style:text-properties style:text-position="0% 100%" fo:font-weight="normal" officeooo:rsid="00124628" style:font-weight-asian="normal" style:font-weight-complex="normal"/>
    </style:style>
    <style:style style:name="T23" style:family="text">
      <style:text-properties style:text-position="0% 100%" fo:font-weight="normal" officeooo:rsid="00142902" style:font-weight-asian="normal" style:font-weight-complex="normal"/>
    </style:style>
    <style:style style:name="T24" style:family="text">
      <style:text-properties style:text-position="0% 100%" fo:font-weight="normal" officeooo:rsid="0015b7c8" style:font-weight-asian="normal" style:font-weight-complex="normal"/>
    </style:style>
    <style:style style:name="T25" style:family="text">
      <style:text-properties style:text-position="0% 100%" officeooo:rsid="00120d3e"/>
    </style:style>
    <style:style style:name="T26" style:family="text">
      <style:text-properties style:text-position="0% 100%" style:font-name="Courier 10 Pitch" fo:font-weight="normal" style:font-weight-asian="normal" style:font-weight-complex="normal"/>
    </style:style>
    <style:style style:name="T27" style:family="text">
      <style:text-properties style:text-position="0% 100%" style:font-name="Courier 10 Pitch" fo:font-weight="normal" officeooo:rsid="00142902" style:font-weight-asian="normal" style:font-weight-complex="normal"/>
    </style:style>
    <style:style style:name="T28" style:family="text">
      <style:text-properties style:text-position="0% 100%" style:font-name="Courier 10 Pitch" fo:font-style="normal" fo:font-weight="normal"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3315/CSE3365</text:p>
      <text:p text:style-name="P13">Spring 2015</text:p>
      <text:p text:style-name="P13">Project 2 – Rootfinding</text:p>
      <text:p text:style-name="P13">Due 4pm Tue, Feb 24, 2015</text:p>
      <text:p text:style-name="P1"/>
      <text:p text:style-name="P12"><text:span text:style-name="T1">The characteristic function of a dielectric slab waveguide (look it up in wikipedia!)</text:span></text:p>
      <text:p text:style-name="P11">is rather complicated. It is given by,</text:p>
      <text:p text:style-name="P6"/>
      <text:p text:style-name="P7"><draw:frame draw:style-name="fr1" draw:name="Object1" text:anchor-type="as-char" svg:y="-0.172in" svg:width="3.322in" svg:height="0.2335in" draw:z-index="0"><draw:object xlink:href="./Object 1" xlink:type="simple" xlink:show="embed" xlink:actuate="onLoad"/><draw:image xlink:href="./ObjectReplacements/Object 1" xlink:type="simple" xlink:show="embed" xlink:actuate="onLoad"/></draw:frame>,</text:p>
      <text:p text:style-name="P10">where,</text:p>
      <text:p text:style-name="P1"><draw:frame draw:style-name="fr1" draw:name="Object2" text:anchor-type="as-char" svg:y="-0.1898in" svg:width="1.1457in" svg:height="0.2508in" draw:z-index="1"><draw:object xlink:href="./Object 2" xlink:type="simple" xlink:show="embed" xlink:actuate="onLoad"/><draw:image xlink:href="./ObjectReplacements/Object 2" xlink:type="simple" xlink:show="embed" xlink:actuate="onLoad"/></draw:frame></text:p>
      <text:p text:style-name="P1"/>
      <text:p text:style-name="P8"><text:span text:style-name="T3"><draw:frame draw:style-name="fr1" draw:name="Object3" text:anchor-type="as-char" svg:y="-0.1898in" svg:width="1.1402in" svg:height="0.2508in" draw:z-index="2"><draw:object xlink:href="./Object 3" xlink:type="simple" xlink:show="embed" xlink:actuate="onLoad"/><draw:image xlink:href="./ObjectReplacements/Object 3" xlink:type="simple" xlink:show="embed" xlink:actuate="onLoad"/></draw:frame></text:span></text:p>
      <text:p text:style-name="P8"/>
      <text:p text:style-name="P17"><text:span text:style-name="T3">a</text:span><text:span text:style-name="T2">nd </text:span><text:span text:style-name="T29">n</text:span><text:span text:style-name="T5">0</text:span><text:span text:style-name="T8">, </text:span><text:span text:style-name="T16">n</text:span><text:span text:style-name="T5">1</text:span><text:span text:style-name="T8"> are refractive indices, </text:span><text:span text:style-name="T16">ω</text:span><text:span text:style-name="T8"> is the frequency of the guided wave and </text:span><text:span text:style-name="T16">β</text:span><text:span text:style-name="T8"> is the propagation constant. To determine which light waves are guided by the waveguide, an engineer has to solve the equation</text:span></text:p>
      <text:p text:style-name="P4"><text:span text:style-name="T10"><draw:frame draw:style-name="fr1" draw:name="Object4" text:anchor-type="as-char" svg:y="-0.152in" svg:width="0.8035in" svg:height="0.1992in" draw:z-index="3"><draw:object xlink:href="./Object 4" xlink:type="simple" xlink:show="embed" xlink:actuate="onLoad"/><draw:image xlink:href="./ObjectReplacements/Object 4" xlink:type="simple" xlink:show="embed" xlink:actuate="onLoad"/></draw:frame></text:span><text:span text:style-name="T10">,</text:span></text:p>
      <text:p text:style-name="P2"/>
      <text:p text:style-name="P14"><text:span text:style-name="T7">for </text:span><text:span text:style-name="T16">β</text:span><text:span text:style-name="T7">, where </text:span><text:span text:style-name="T16">ω</text:span><text:span text:style-name="T7"> is the given parameter, and the refractive indices are fixed. In our example, we set </text:span><text:span text:style-name="T16">n</text:span><text:span text:style-name="T4">0</text:span><text:span text:style-name="T7"> = 1 and </text:span><text:span text:style-name="T16">n</text:span><text:span text:style-name="T4">1</text:span><text:span text:style-name="T7"> = 2 and try out different values of </text:span><text:span text:style-name="T16">ω</text:span><text:span text:style-name="T7">. From the definition of the </text:span><text:span text:style-name="T17">α</text:span><text:span text:style-name="T25">'s it is clear that we can compute real </text:span><text:span text:style-name="T17">f</text:span><text:span text:style-name="T25">(</text:span><text:span text:style-name="T17">β, ω)</text:span><text:span text:style-name="T25"> only for </text:span><text:span text:style-name="T17">β</text:span><text:span text:style-name="T25"> in the interval [</text:span><text:span text:style-name="T16">n</text:span><text:span text:style-name="T4">0 </text:span><text:span text:style-name="T16">ω, n</text:span><text:span text:style-name="T4">1</text:span><text:span text:style-name="T16">ω</text:span><text:span text:style-name="T25">].</text:span></text:p>
      <text:p text:style-name="P3"/>
      <text:p text:style-name="P5"><text:span text:style-name="T10">Part 1.</text:span><text:span text:style-name="T12"> <text:s text:c="3"/>Write a subroutine</text:span></text:p>
      <text:p text:style-name="P5"/>
      <text:p text:style-name="P20"><text:span text:style-name="T20">function y = fcn(beta, omega)</text:span></text:p>
      <text:p text:style-name="P20"/>
      <text:p text:style-name="P15"><text:span text:style-name="T20">that computes the characteristic function for the given values of <text:s/></text:span><text:span text:style-name="T19">n</text:span><text:span text:style-name="T6">0</text:span><text:span text:style-name="T21"> </text:span><text:span text:style-name="T20">= 1 and <text:s/></text:span><text:span text:style-name="T19">n</text:span><text:span text:style-name="T6">1</text:span><text:span text:style-name="T21"> = 2. </text:span><text:span text:style-name="T20">It should compute the <text:s/></text:span><text:span text:style-name="T18">α</text:span><text:span text:style-name="T20">'s as intermediate results and then evaluate the function as it is written here. To get a picture of how the graph of the function looks, create a plot in matlab as follows</text:span></text:p>
      <text:p text:style-name="P15"/>
      <text:p text:style-name="P20"><text:span text:style-name="T20">omega = 1.0;</text:span></text:p>
      <text:p text:style-name="P20"><text:span text:style-name="T20">beta = omega * linspace(1, 2, 500);</text:span></text:p>
      <text:p text:style-name="P20"><text:span text:style-name="T20">for I = 1 : 500</text:span></text:p>
      <text:p text:style-name="P20"><text:span text:style-name="T20"><text:s text:c="2"/>y(i) = fcn(beta(i), omega);</text:span></text:p>
      <text:p text:style-name="P20"><text:span text:style-name="T20">end</text:span></text:p>
      <text:p text:style-name="P20"><text:span text:style-name="T20">plot(beta, y);</text:span></text:p>
      <text:p text:style-name="P20"/>
      <text:p text:style-name="P15"><text:span text:style-name="T20">If you see exactly one root between 1.56 and 1.57 then your function is probably right, otherwise go back and check your code.</text:span></text:p>
      <text:p text:style-name="P15"/>
      <text:p text:style-name="P15"><text:soft-page-break/></text:p>
      <text:p text:style-name="P15"/>
      <text:p text:style-name="P15"><text:span text:style-name="T7">Part 2.</text:span><text:span text:style-name="T20"> <text:s text:c="3"/>Now we want to find the exact root of the characteristic function. To that end, modify the function </text:span><text:span text:style-name="T26">bisect.m</text:span><text:span text:style-name="T20"> in </text:span><text:span text:style-name="T24">B</text:span><text:span text:style-name="T20">lackboard. The interface should have the form</text:span></text:p>
      <text:p text:style-name="P15"/>
      <text:p text:style-name="P20"><text:span text:style-name="T20">[c, res] = p2bisect(a, b, N, omega);</text:span></text:p>
      <text:p text:style-name="P20"/>
      <text:p text:style-name="P15"><text:span text:style-name="T20">where </text:span><text:span text:style-name="T26">a, b, c, N</text:span><text:span text:style-name="T20"> are as usual, </text:span><text:span text:style-name="T26">omega</text:span><text:span text:style-name="T20"> is the frequency (which will be passed to the function) and </text:span><text:span text:style-name="T26">res = abs(fcn(c, omega))</text:span><text:span text:style-name="T20"> </text:span><text:span text:style-name="T22">is the residual of the final root. </text:span><text:span text:style-name="T23">You should also change function calls </text:span><text:span text:style-name="T27">fcn(x)</text:span><text:span text:style-name="T23"> to </text:span><text:span text:style-name="T27">fcn(x, omega)</text:span><text:span text:style-name="T23"> and remove the function </text:span><text:span text:style-name="T27">fcn</text:span><text:span text:style-name="T23"> at the bottom of the file. Then matlab will execute the code in the file </text:span><text:span text:style-name="T27">fcn.m</text:span><text:span text:style-name="T23"> which you wrote for Part 1. Use the modified </text:span><text:span text:style-name="T27">bisect.m</text:span><text:span text:style-name="T23"> to compute the root. Start with the interval a = 1.5, b = 1.6. Use the formula given in class to determine the number of iterations that ensure the error of the root is at most</text:span><text:span text:style-name="T23"><draw:frame draw:style-name="fr1" draw:name="Object5" text:anchor-type="as-char" svg:y="-0.172in" svg:width="0.9693in" svg:height="0.2339in" draw:z-index="4"><draw:object xlink:href="./Object 5" xlink:type="simple" xlink:show="embed" xlink:actuate="onLoad"/><draw:image xlink:href="./ObjectReplacements/Object 5" xlink:type="simple" xlink:show="embed" xlink:actuate="onLoad"/></draw:frame></text:span><text:span text:style-name="T23">. Note that we still have </text:span><text:span text:style-name="T27">omega = 1</text:span><text:span text:style-name="T23">. Display the root, the number of iterations and the residual.</text:span></text:p>
      <text:p text:style-name="P15"/>
      <text:p text:style-name="P16"><text:span text:style-name="T7">Part 3.</text:span><text:span text:style-name="T20"> <text:s text:c="3"/>Re-do Part 1. with </text:span><text:span text:style-name="T26">omega = 8</text:span><text:span text:style-name="T20">. How many roots do you see on the graph? For each root, pick an interval of length 1 that contains the root, by visually inspecting the graph of the function. Then compute each root with the bisection method as in Part 2.</text:span></text:p>
      <text:p text:style-name="P16"/>
      <text:p text:style-name="P16"><text:span text:style-name="T7">Part 4.</text:span><text:span text:style-name="T20"> <text:s text:c="3"/>Implement the regula false method. You can start out with your </text:span><text:span text:style-name="T26">bisect.m</text:span><text:span text:style-name="T20"> file (i.e., copy it to </text:span><text:span text:style-name="T26">regulafalsi.m</text:span><text:span text:style-name="T20"> and do the modifications). The interface should be</text:span></text:p>
      <text:p text:style-name="P16"/>
      <text:p text:style-name="P21"><text:span text:style-name="T20">function [c, N, res] = regulafalsi(a, b, epsilon, omega)</text:span></text:p>
      <text:p text:style-name="P21"/>
      <text:p text:style-name="P21"><text:span text:style-name="T15">where </text:span><text:span text:style-name="T20">c, a, b, omega, res</text:span><text:span text:style-name="T15"> are as before, </text:span><text:span text:style-name="T20">epsilon</text:span><text:span text:style-name="T15"> is the stopping criterium and </text:span><text:span text:style-name="T20">N</text:span><text:span text:style-name="T15"> is the number of iterations. That is, the iteration should stop when </text:span><text:span text:style-name="T20">abs(yc) &lt; epsilon</text:span><text:span text:style-name="T15">. Recompute the roots in Part 3 with the regula falsi method using the same initial intervals. Does the regula falsi need fewer iterations than the bisection method?</text:span></text:p>
      <text:p text:style-name="P21"/>
      <text:p text:style-name="P21"><text:span text:style-name="T13">Part 5.</text:span><text:span text:style-name="T15"> <text:s text:c="3"/>Re-do Part 4 with the only difference being that the stopping criterium is </text:span><text:span text:style-name="T20">epsilon = 1e-15</text:span><text:span text:style-name="T15">. Are the results what you expected? Explain what happened.</text:span></text:p>
      <text:p text:style-name="P21"/>
      <text:p text:style-name="P9"><text:span text:style-name="T14">The completed project comprises of:</text:span></text:p>
      <text:list xml:id="list3971078854397250432" text:style-name="L3">
        <text:list-item>
          <text:p text:style-name="P18"><text:span text:style-name="T9">A project script and the functions </text:span><text:span text:style-name="T28">fcn.m, bisect.m,</text:span><text:span text:style-name="T9"> and </text:span><text:span text:style-name="T28">regulafalsi.m</text:span><text:span text:style-name="T9">, which must be submitted to Blackboard under Assignments </text:span><text:span text:style-name="T11">→ Project 2.</text:span></text:p>
        </text:list-item>
        <text:list-item>
          <text:p text:style-name="P18"><text:span text:style-name="T11">A printout of the html-published m-script that shows the code, the figures, and your answers as comments. The script should be grouped into cells. One cell for each part. The print out can be either turned in before class or placed by the due date in Prof. Tausch's mailbox in Clements 208.</text:span></text:p>
        </text:list-item>
      </text:list>
      <text:p text:style-name="P19"/>
      <text:p text:style-name="P19"><text:span text:style-name="T11">Please be aware that the presentation of your work will affect your grade. In particular, write whole sentences, format numeric output, annotate the figures, and use a sta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05in" style:type="center"/>
          <style:tab-stop style:position="6.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2in" fo:margin-right="1.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1T19:15:11.860429575</meta:creation-date>
    <dc:date>2015-02-21T20:23:40.225446157</dc:date>
    <meta:editing-duration>PT54S</meta:editing-duration>
    <meta:editing-cycles>2</meta:editing-cycles>
    <meta:generator>LibreOffice/4.3.3.2$Linux_X86_64 LibreOffice_project/430m0$Build-2</meta:generator>
    <meta:document-statistic meta:table-count="0" meta:image-count="0" meta:object-count="5" meta:page-count="2" meta:paragraph-count="36" meta:word-count="684" meta:character-count="3730" meta:non-whitespace-character-count="3061"/>
  </office:meta>
</office:document-meta>
</file>

<file path=Object 1/content.xml><?xml version="1.0" encoding="utf-8"?>
<math xmlns="http://www.w3.org/1998/Math/MathML" display="block">
  <semantics>
    <mrow>
      <mstyle mathvariant="italic">
        <mi>f</mi>
      </mstyle>
      <mrow>
        <mrow>
          <mo fence="true" stretchy="false">(</mo>
          <mrow>
            <mrow>
              <mi mathvariant="normal">β</mi>
              <mi>,</mi>
              <mi mathvariant="normal">ω</mi>
            </mrow>
          </mrow>
          <mo fence="true" stretchy="false">)</mo>
        </mrow>
        <mo stretchy="false">=</mo>
        <mstyle mathvariant="italic">
          <mi mathvariant="italic">cos</mi>
        </mstyle>
      </mrow>
      <mrow>
        <mo fence="true" stretchy="false">(</mo>
        <mrow>
          <msub>
            <mi mathvariant="normal">α</mi>
            <mn>1</mn>
          </msub>
        </mrow>
        <mo fence="true" stretchy="false">)</mo>
      </mrow>
      <mrow>
        <mrow>
          <mo fence="true" stretchy="false">(</mo>
          <mrow>
            <mrow>
              <mrow>
                <msub>
                  <mi mathvariant="normal">α</mi>
                  <mn>1</mn>
                </msub>
                <mo stretchy="false">−</mo>
                <msub>
                  <mi mathvariant="normal">α</mi>
                  <mn>1</mn>
                </msub>
              </mrow>
              <msub>
                <mi mathvariant="normal">α</mi>
                <mn>0</mn>
              </msub>
            </mrow>
          </mrow>
          <mo fence="true" stretchy="false">)</mo>
        </mrow>
        <mo stretchy="false">+</mo>
        <mstyle mathvariant="italic">
          <mi mathvariant="italic">sin</mi>
        </mstyle>
      </mrow>
      <mrow>
        <mo fence="true" stretchy="false">(</mo>
        <mrow>
          <msub>
            <mi mathvariant="normal">α</mi>
            <mn>1</mn>
          </msub>
        </mrow>
        <mo fence="true" stretchy="false">)</mo>
      </mrow>
      <mrow>
        <mo fence="true" stretchy="false">(</mo>
        <mrow>
          <mrow>
            <msup>
              <msub>
                <mi mathvariant="normal">α</mi>
                <mn>1</mn>
              </msub>
              <mn>2</mn>
            </msup>
            <mo stretchy="false">−</mo>
            <msup>
              <msub>
                <mi mathvariant="normal">α</mi>
                <mn>0</mn>
              </msub>
              <mn>2</mn>
            </msup>
          </mrow>
        </mrow>
        <mo fence="true" stretchy="false">)</mo>
      </mrow>
    </mrow>
    <annotation encoding="StarMath 5.0">ital{f}(%beta,%omega) = ital{cos}(%alpha_1)(%alpha_1 - {%alpha_1}{%alpha_0}) + ital{sin}(%alpha_1)({%alpha_1}^2 - {%alpha_0}^2)</annotation>
  </semantics>
</math>
</file>

<file path=Object 2/content.xml><?xml version="1.0" encoding="utf-8"?>
<math xmlns="http://www.w3.org/1998/Math/MathML" display="block">
  <semantics>
    <mrow>
      <msub>
        <mi mathvariant="normal">α</mi>
        <mn>0</mn>
      </msub>
      <mo stretchy="false">=</mo>
      <msqrt>
        <mrow>
          <mrow>
            <msup>
              <mi mathvariant="normal">β</mi>
              <mn>2</mn>
            </msup>
            <mo stretchy="false">−</mo>
            <mstyle mathvariant="italic">
              <msup>
                <msub>
                  <mi>n</mi>
                  <mn>0</mn>
                </msub>
                <mn>2</mn>
              </msup>
            </mstyle>
          </mrow>
          <msup>
            <mi mathvariant="normal">ω</mi>
            <mn>2</mn>
          </msup>
        </mrow>
      </msqrt>
    </mrow>
    <annotation encoding="StarMath 5.0">%alpha_0 = sqrt{%beta^2 - ital{n_0}^2%omega^2} </annotation>
  </semantics>
</math>
</file>

<file path=Object 3/content.xml><?xml version="1.0" encoding="utf-8"?>
<math xmlns="http://www.w3.org/1998/Math/MathML" display="block">
  <semantics>
    <mrow>
      <msub>
        <mi mathvariant="normal">α</mi>
        <mn>1</mn>
      </msub>
      <mo stretchy="false">=</mo>
      <msqrt>
        <mrow>
          <mstyle mathvariant="italic">
            <msup>
              <msub>
                <mi>n</mi>
                <mn>1</mn>
              </msub>
              <mn>2</mn>
            </msup>
          </mstyle>
          <mrow>
            <msup>
              <mi mathvariant="normal">ω</mi>
              <mn>2</mn>
            </msup>
            <mo stretchy="false">−</mo>
            <msup>
              <mi mathvariant="normal">β</mi>
              <mn>2</mn>
            </msup>
          </mrow>
        </mrow>
      </msqrt>
    </mrow>
    <annotation encoding="StarMath 5.0">%alpha_1 = sqrt{ital{n_1}^2%omega^2 - %beta^2}</annotation>
  </semantics>
</math>
</file>

<file path=Object 4/content.xml><?xml version="1.0" encoding="utf-8"?>
<math xmlns="http://www.w3.org/1998/Math/MathML" display="block">
  <semantics>
    <mrow>
      <mstyle mathvariant="italic">
        <mi>f</mi>
      </mstyle>
      <mrow>
        <mrow>
          <mo fence="true" stretchy="false">(</mo>
          <mrow>
            <mrow>
              <mi mathvariant="normal">β</mi>
              <mi>,</mi>
              <mi mathvariant="normal">ω</mi>
            </mrow>
          </mrow>
          <mo fence="true" stretchy="false">)</mo>
        </mrow>
        <mo stretchy="false">=</mo>
        <mn>0</mn>
      </mrow>
    </mrow>
    <annotation encoding="StarMath 5.0">ital{f}(%beta, %omega) = 0</annotation>
  </semantics>
</math>
</file>

<file path=Object 5/content.xml><?xml version="1.0" encoding="utf-8"?>
<math xmlns="http://www.w3.org/1998/Math/MathML" display="block">
  <semantics>
    <mrow>
      <mrow>
        <mo fence="true" stretchy="true">|</mo>
        <mrow>
          <mrow>
            <mstyle mathvariant="italic">
              <msub>
                <mi>c</mi>
                <mi>k</mi>
              </msub>
            </mstyle>
            <mo stretchy="false">−</mo>
            <mi mathvariant="normal">β</mi>
          </mrow>
        </mrow>
        <mo fence="true" stretchy="true">|</mo>
      </mrow>
      <mo stretchy="false">&lt;</mo>
      <msup>
        <mn>10</mn>
        <mrow>
          <mo stretchy="false">−</mo>
          <mn>12</mn>
        </mrow>
      </msup>
    </mrow>
    <annotation encoding="StarMath 5.0">abs{ital{c}_k - %beta} &lt; 10^{-12}</annotation>
  </semantics>
</math>
</file>